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13.531cm"/>
    </style:style>
    <style:style style:name="co6" style:family="table-column">
      <style:table-column-properties fo:break-before="auto" style:column-width="16.1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office:value-type="string">
            <text:p>Email</text:p>
          </table:table-cell>
          <table:table-cell office:value-type="string">
            <text:p>Nome</text:p>
          </table:table-cell>
          <table:table-cell office:value-type="string">
            <text:p>Università</text:p>
          </table:table-cell>
          <table:table-cell office:value-type="string">
            <text:p>Dipartimento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<text:a xlink:href="mailto:direttore@di.uniba.it">direttore@di.uniba.it</text:a></text:p>
          </table:table-cell>
          <table:table-cell office:value-type="string">
            <text:p>Donato Malerba</text:p>
          </table:table-cell>
          <table:table-cell office:value-type="string">
            <text:p>Università degli Studi di Bari</text:p>
          </table:table-cell>
          <table:table-cell office:value-type="string">
            <text:p>Dipartimento di Informatica</text:p>
          </table:table-cell>
        </table:table-row>
        <table:table-row table:style-name="ro3">
          <table:table-cell office:value-type="string">
            <text:p><text:a xlink:href="mailto:dimie.direttore@unibas.it">dimie.direttore@unibas.it</text:a></text:p>
          </table:table-cell>
          <table:table-cell office:value-type="string">
            <text:p>Onofrio Mario DI VINCENZO</text:p>
          </table:table-cell>
          <table:table-cell office:value-type="string">
            <text:p>Università degli Studi della Basilicata</text:p>
          </table:table-cell>
          <table:table-cell office:value-type="string">
            <text:p>Dipartimento di Matematica e Informatica</text:p>
          </table:table-cell>
        </table:table-row>
        <table:table-row table:style-name="ro3">
          <table:table-cell office:value-type="string">
            <text:p><text:a xlink:href="mailto:onofrio.divincenzo@unibas.it">onofrio.divincenzo@unibas.i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mailto:gianfranco.rusconi@unibg.it">gianfranco.rusconi@unibg.it</text:a></text:p>
          </table:table-cell>
          <table:table-cell office:value-type="string">
            <text:p>Gianfranco Rusconi </text:p>
          </table:table-cell>
          <table:table-cell office:value-type="string">
            <text:p>Università degli studi di Bergamo</text:p>
          </table:table-cell>
          <table:table-cell office:value-type="string">
            <text:p>Dipartimento di Matematica statistica informatica e applicazioni</text:p>
          </table:table-cell>
        </table:table-row>
        <table:table-row table:style-name="ro3">
          <table:table-cell office:value-type="string">
            <text:p><text:a xlink:href="mailto:economia@unibg.itmsia">economia@unibg.itmsia</text:a>@unibg.it</text:p>
          </table:table-cell>
          <table:table-cell table:number-columns-repeated="3"/>
        </table:table-row>
        <table:table-row table:style-name="ro3">
          <table:table-cell office:value-type="string">
            <text:p><text:a xlink:href="mailto:direttore@deis.unibo.it">direttore@deis.unibo.it</text:a></text:p>
          </table:table-cell>
          <table:table-cell/>
          <table:table-cell office:value-type="string">
            <text:p>Università di Bologna</text:p>
          </table:table-cell>
          <table:table-cell office:value-type="string">
            <text:p>Dipartimento di Elettronica, Informatica e Sistemistica</text:p>
          </table:table-cell>
        </table:table-row>
        <table:table-row table:style-name="ro3">
          <table:table-cell office:value-type="string">
            <text:p><text:a xlink:href="mailto:segreteria@dm.unibo.it">segreteria@dm.unibo.it</text:a></text:p>
          </table:table-cell>
          <table:table-cell table:number-columns-repeated="2"/>
          <table:table-cell office:value-type="string">
            <text:p>Dipartimento di Matematica</text:p>
          </table:table-cell>
        </table:table-row>
        <table:table-row table:style-name="ro3">
          <table:table-cell office:value-type="string">
            <text:p><text:a xlink:href="mailto:dirmatinf@unica.it">dirmatinf@unica.it</text:a></text:p>
          </table:table-cell>
          <table:table-cell/>
          <table:table-cell office:value-type="string">
            <text:p>Università degli Studi di CAGLIARI</text:p>
          </table:table-cell>
          <table:table-cell office:value-type="string">
            <text:p>Dipartimento di MATEMATICA E INFORMATICA</text:p>
          </table:table-cell>
        </table:table-row>
        <table:table-row table:style-name="ro3">
          <table:table-cell office:value-type="string">
            <text:p><text:a xlink:href="mailto:dir.deis@unical.it">dir.deis@unical.it</text:a></text:p>
          </table:table-cell>
          <table:table-cell office:value-type="string">
            <text:p>Sergio GRECO</text:p>
          </table:table-cell>
          <table:table-cell office:value-type="string">
            <text:p>Università della CALABRIA</text:p>
          </table:table-cell>
          <table:table-cell office:value-type="string">
            <text:p>Dipartimento di Elettronica, Informatica e Sistemistica</text:p>
          </table:table-cell>
        </table:table-row>
        <table:table-row table:style-name="ro3">
          <table:table-cell office:value-type="string">
            <text:p>greco@dimes.unical.it</text:p>
          </table:table-cell>
          <table:table-cell table:number-columns-repeated="3"/>
        </table:table-row>
        <table:table-row table:style-name="ro3">
          <table:table-cell table:style-name="ce1" office:value-type="string">
            <text:p><text:span text:style-name="T1"><text:a xlink:href="mailto:flavio.corradini@unicam.it">flavio.corradini@unicam.it</text:a></text:span></text:p>
          </table:table-cell>
          <table:table-cell office:value-type="string">
            <text:p>Flavio Corradini</text:p>
          </table:table-cell>
          <table:table-cell table:style-name="ce1" office:value-type="string">
            <text:p>Università degli Studi di CAMERINO</text:p>
          </table:table-cell>
          <table:table-cell table:style-name="ce1" office:value-type="string">
            <text:p>Dipartimento di MATEMATICA E INFORMATICA</text:p>
          </table:table-cell>
        </table:table-row>
        <table:table-row table:style-name="ro3">
          <table:table-cell office:value-type="string">
            <text:p><text:a xlink:href="mailto:vcatania@diit.unict.it">vcatania@diit.unict.it</text:a></text:p>
          </table:table-cell>
          <table:table-cell office:value-type="string">
            <text:p>Vincenzo Catania</text:p>
          </table:table-cell>
          <table:table-cell table:style-name="ce1" office:value-type="string">
            <text:p>Università degli Studi di CATANIA</text:p>
          </table:table-cell>
          <table:table-cell table:style-name="ce1" office:value-type="string">
            <text:p>Dipartimento di INFORMATICA E TELECOMUNICAZIONI</text:p>
          </table:table-cell>
        </table:table-row>
        <table:table-row table:style-name="ro3">
          <table:table-cell table:style-name="ce1" office:value-type="string">
            <text:p><text:a xlink:href="mailto:direttore@dinfo">direttore@dinfo</text:a>.unifi.it</text:p>
          </table:table-cell>
          <table:table-cell office:value-type="string">
            <text:p>Enrico Vicario</text:p>
          </table:table-cell>
          <table:table-cell table:style-name="ce1" office:value-type="string">
            <text:p>Università degli Studi di FIRENZE</text:p>
          </table:table-cell>
          <table:table-cell table:style-name="ce1" office:value-type="string">
            <text:p>Dipartimento di SISTEMI E INFORMATICA</text:p>
          </table:table-cell>
        </table:table-row>
        <table:table-row table:style-name="ro3">
          <table:table-cell table:style-name="ce1" office:value-type="string">
            <text:p><text:span text:style-name="T1"><text:a xlink:href="mailto:puppo@dibris.unige.it">puppo@dibris.unige.it</text:a></text:span></text:p>
          </table:table-cell>
          <table:table-cell table:style-name="ce1" office:value-type="string">
            <text:p>Enrico Puppo</text:p>
          </table:table-cell>
          <table:table-cell office:value-type="string">
            <text:p>Università degli Studi di GENOVA</text:p>
          </table:table-cell>
          <table:table-cell table:style-name="ce1" office:value-type="string">
            <text:p>Dipartimento di INFORMATICA E SCIENZE DELL'INFORMAZIONE</text:p>
          </table:table-cell>
        </table:table-row>
        <table:table-row table:style-name="ro3">
          <table:table-cell table:style-name="ce1" office:value-type="string">
            <text:p><text:a xlink:href="mailto:gaetano.lanzarone@uninsubria.it">gaetano.lanzarone@uninsubria.it</text:a></text:p>
          </table:table-cell>
          <table:table-cell table:style-name="ce1" office:value-type="string">
            <text:p>Gaetano Aurelio Lanzarone</text:p>
          </table:table-cell>
          <table:table-cell table:style-name="ce1" office:value-type="string">
            <text:p>Università degli Studi INSUBRIA Varese-Como</text:p>
          </table:table-cell>
          <table:table-cell table:style-name="ce1" office:value-type="string">
            <text:p>Dipartimento di INFORMATICA E COMUNICAZIONE</text:p>
          </table:table-cell>
        </table:table-row>
        <table:table-row table:style-name="ro3">
          <table:table-cell office:value-type="string">
            <text:p><text:a xlink:href="mailto:segreteria.dicom@uninsubria.it">segreteria.dicom@uninsubria.it</text:a></text:p>
          </table:table-cell>
          <table:table-cell table:number-columns-repeated="3"/>
        </table:table-row>
        <table:table-row table:style-name="ro3">
          <table:table-cell table:style-name="ce1" office:value-type="string">
            <text:p><text:span text:style-name="T1"><text:a xlink:href="mailto:arbib@di.univaq.it">arbib@di.univaq.it</text:a></text:span></text:p>
          </table:table-cell>
          <table:table-cell office:value-type="string">
            <text:p>Claudio Arbib</text:p>
          </table:table-cell>
          <table:table-cell office:value-type="string">
            <text:p>Università degli Studi de L'AQUILA</text:p>
          </table:table-cell>
          <table:table-cell office:value-type="string">
            <text:p>Dipartimento di INFORMATICA</text:p>
          </table:table-cell>
        </table:table-row>
        <table:table-row table:style-name="ro3">
          <table:table-cell office:value-type="string">
            <text:p><text:a xlink:href="mailto:goffredo.haus@unimi.it">goffredo.haus@unimi.it</text:a></text:p>
          </table:table-cell>
          <table:table-cell office:value-type="string">
            <text:p>Goffredo Haus</text:p>
          </table:table-cell>
          <table:table-cell office:value-type="string">
            <text:p>Università degli Studi di MILANO</text:p>
          </table:table-cell>
          <table:table-cell office:value-type="string">
            <text:p>Dipartimento di INFORMATICA E COMUNICAZIONE</text:p>
          </table:table-cell>
        </table:table-row>
        <table:table-row table:style-name="ro3">
          <table:table-cell office:value-type="string">
            <text:p><text:a xlink:href="mailto:giancarlo.mauri@unimib.it">giancarlo.mauri@unimib.it</text:a></text:p>
          </table:table-cell>
          <table:table-cell office:value-type="string">
            <text:p>Mauri Giancarlo</text:p>
          </table:table-cell>
          <table:table-cell office:value-type="string">
            <text:p>Università degli Studi di MILANO-BICOCCA</text:p>
          </table:table-cell>
          <table:table-cell office:value-type="string">
            <text:p>Dipartimento di INFORMATICA, SISTEMISTICA E COMUNICAZIONE</text:p>
          </table:table-cell>
        </table:table-row>
        <table:table-row table:style-name="ro3">
          <table:table-cell office:value-type="string">
            <text:p><text:a xlink:href="mailto:mauri@disco.unimib.it">mauri@disco.unimib.i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mailto:direttore-dieti@unina.it">direttore-dieti@unina.it</text:a></text:p>
          </table:table-cell>
          <table:table-cell office:value-type="string">
            <text:p>Ventre Giorgio</text:p>
          </table:table-cell>
          <table:table-cell office:value-type="string">
            <text:p>Università degli Studi di NAPOLI "Federico II"</text:p>
          </table:table-cell>
          <table:table-cell office:value-type="string">
            <text:p>Dipartimento di INFORMATICA E SISTEMISTICA</text:p>
          </table:table-cell>
        </table:table-row>
        <table:table-row table:style-name="ro3">
          <table:table-cell table:style-name="ce1" office:value-type="string">
            <text:p><text:span text:style-name="T1"><text:a xlink:href="mailto:paolo.arcioni@unipv.it">paolo.arcioni@unipv.it</text:a></text:span></text:p>
          </table:table-cell>
          <table:table-cell office:value-type="string">
            <text:p>Paolo Arcioni</text:p>
          </table:table-cell>
          <table:table-cell table:style-name="ce1" office:value-type="string">
            <text:p>Università degli Studi di PAVIA</text:p>
          </table:table-cell>
          <table:table-cell table:style-name="ce1" office:value-type="string">
            <text:p>Dipartimento di INFORMATICA E SISTEMISTICA</text:p>
          </table:table-cell>
        </table:table-row>
        <table:table-row table:style-name="ro3">
          <table:table-cell office:value-type="string">
            <text:p><text:a xlink:href="mailto:direzione@dmi.unipg.it">direzione@dmi.unipg.it</text:a></text:p>
          </table:table-cell>
          <table:table-cell office:value-type="string">
            <text:p>Gianluca Vinti</text:p>
          </table:table-cell>
          <table:table-cell office:value-type="string">
            <text:p>Università degli Studi di PERUGIA</text:p>
          </table:table-cell>
          <table:table-cell table:style-name="ce1" office:value-type="string">
            <text:p>Dipartimento di MATEMATICA E INFORMATICA</text:p>
          </table:table-cell>
        </table:table-row>
        <table:table-row table:style-name="ro3">
          <table:table-cell office:value-type="string">
            <text:p><text:a xlink:href="mailto:luigi.portinale@unipmn.it">luigi.portinale@unipmn.it</text:a></text:p>
          </table:table-cell>
          <table:table-cell office:value-type="string">
            <text:p>Luigi Portinale</text:p>
          </table:table-cell>
          <table:table-cell office:value-type="string">
            <text:p>Università degli Studi del PIEMONTE ORIENTALE "Amedeo Avogadro"-Vercelli</text:p>
          </table:table-cell>
          <table:table-cell office:value-type="string">
            <text:p>Dipartimento di INFORMATICA</text:p>
          </table:table-cell>
        </table:table-row>
        <table:table-row table:style-name="ro3">
          <table:table-cell table:style-name="ce1" office:value-type="string">
            <text:p><text:span text:style-name="T1"><text:a xlink:href="mailto:giangi@di.unipi.it">giangi@di.unipi.it</text:a></text:span></text:p>
          </table:table-cell>
          <table:table-cell office:value-type="string">
            <text:p>GianLuigi Ferrari</text:p>
          </table:table-cell>
          <table:table-cell office:value-type="string">
            <text:p>Università degli Studi di PISA</text:p>
          </table:table-cell>
          <table:table-cell table:style-name="ce1" office:value-type="string">
            <text:p>Dipartimento di INFORMATICA</text:p>
          </table:table-cell>
        </table:table-row>
        <table:table-row table:style-name="ro3">
          <table:table-cell office:value-type="string">
            <text:p><text:a xlink:href="mailto:dimet@unirc.it">dimet@unirc.it</text:a></text:p>
          </table:table-cell>
          <table:table-cell office:value-type="string">
            <text:p>Antonio IERA</text:p>
          </table:table-cell>
          <table:table-cell office:value-type="string">
            <text:p>Università degli Studi "Mediterranea" di REGGIO CALABRIA</text:p>
          </table:table-cell>
          <table:table-cell office:value-type="string">
            <text:p>Dipartimento di INFORMATICA, MATEMATICA, ELETTRONICA E TRASPORTI</text:p>
          </table:table-cell>
        </table:table-row>
        <table:table-row table:style-name="ro3">
          <table:table-cell office:value-type="string">
            <text:p><text:a xlink:href="mailto:alessandro.mei@uniroma1.it">alessandro.mei@uniroma1.it</text:a></text:p>
          </table:table-cell>
          <table:table-cell office:value-type="string">
            <text:p>Alessandro Mei</text:p>
          </table:table-cell>
          <table:table-cell office:value-type="string">
            <text:p>Università degli Studi di ROMA "La Sapienza"</text:p>
          </table:table-cell>
          <table:table-cell table:style-name="ce1" office:value-type="string">
            <text:p>Dipartimento di INFORMATICA</text:p>
          </table:table-cell>
        </table:table-row>
        <table:table-row table:style-name="ro3">
          <table:table-cell office:value-type="string">
            <text:p><text:a xlink:href="mailto:micarel@dia.uniroma3.it">micarel@dia.uniroma3.it</text:a></text:p>
          </table:table-cell>
          <table:table-cell office:value-type="string">
            <text:p>Alessandro Micarelli</text:p>
          </table:table-cell>
          <table:table-cell office:value-type="string">
            <text:p>Università degli Studi ROMA TRE</text:p>
          </table:table-cell>
          <table:table-cell office:value-type="string">
            <text:p>Dipartimento di INFORMATICA E AUTOMAZIONE</text:p>
          </table:table-cell>
        </table:table-row>
        <table:table-row table:style-name="ro3">
          <table:table-cell office:value-type="string">
            <text:p><text:a xlink:href="mailto:ads@unisa.it">ads@unisa.it</text:a></text:p>
          </table:table-cell>
          <table:table-cell office:value-type="string">
            <text:p>DE SANTIS Alfredo</text:p>
          </table:table-cell>
          <table:table-cell office:value-type="string">
            <text:p>Università degli Studi di SALERNO</text:p>
          </table:table-cell>
          <table:table-cell office:value-type="string">
            <text:p>Dipartimento di INFORMATICA ED APPLICAZIONI "R.M. CAPOCELLI"</text:p>
          </table:table-cell>
        </table:table-row>
        <table:table-row table:style-name="ro3">
          <table:table-cell office:value-type="string">
            <text:p><text:a xlink:href="mailto:luca.console@di">luca.console@di</text:a>.unito.it </text:p>
          </table:table-cell>
          <table:table-cell office:value-type="string">
            <text:p>Luca Console</text:p>
          </table:table-cell>
          <table:table-cell office:value-type="string">
            <text:p>Università degli Studi di TORINO</text:p>
          </table:table-cell>
          <table:table-cell office:value-type="string">
            <text:p>Dipartimento di INFORMATICA</text:p>
          </table:table-cell>
        </table:table-row>
        <table:table-row table:style-name="ro3">
          <table:table-cell office:value-type="string">
            <text:p><text:a xlink:href="mailto:claudio.demartini@polito.it">claudio.demartini@polito.it</text:a></text:p>
          </table:table-cell>
          <table:table-cell office:value-type="string">
            <text:p>CLAUDIO GIOVANNI DEMARTINI</text:p>
          </table:table-cell>
          <table:table-cell office:value-type="string">
            <text:p>Politecnico di TORINO</text:p>
          </table:table-cell>
          <table:table-cell office:value-type="string">
            <text:p>Dipartimento di AUTOMATICA E INFORMATICA</text:p>
          </table:table-cell>
        </table:table-row>
        <table:table-row table:style-name="ro3">
          <table:table-cell office:value-type="string">
            <text:p><text:a xlink:href="mailto:michele.andreaus@unitn.it">michele.andreaus@unitn.it</text:a></text:p>
          </table:table-cell>
          <table:table-cell office:value-type="string">
            <text:p>Geremia Gios</text:p>
          </table:table-cell>
          <table:table-cell office:value-type="string">
            <text:p>Università degli Studi di TRENTO</text:p>
          </table:table-cell>
          <table:table-cell office:value-type="string">
            <text:p>Dipartimento di INFORMATICA E STUDI AZIENDALI</text:p>
          </table:table-cell>
        </table:table-row>
        <table:table-row table:style-name="ro3">
          <table:table-cell office:value-type="string">
            <text:p><text:a xlink:href="mailto:dip.isa@unitn.it">dip.isa@unitn.i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mailto:disi@disi.unitn.it">disi@disi.unitn.it</text:a></text:p>
          </table:table-cell>
          <table:table-cell/>
          <table:table-cell office:value-type="string">
            <text:p>Università degli Studi di TRENTO</text:p>
          </table:table-cell>
          <table:table-cell office:value-type="string">
            <text:p>Dipartimento di Ingegneria e Scienza dell'Informazione</text:p>
          </table:table-cell>
        </table:table-row>
        <table:table-row table:style-name="ro3">
          <table:table-cell office:value-type="string">
            <text:p><text:a xlink:href="mailto:direttore@dmi.units.it">direttore@dmi.units.it</text:a></text:p>
          </table:table-cell>
          <table:table-cell/>
          <table:table-cell office:value-type="string">
            <text:p>Università degli Studi di TRIESTE</text:p>
          </table:table-cell>
          <table:table-cell office:value-type="string">
            <text:p>Dipartimento di Matematica e Informatica</text:p>
          </table:table-cell>
        </table:table-row>
        <table:table-row table:style-name="ro3">
          <table:table-cell office:value-type="string">
            <text:p><text:a xlink:href="mailto:dsma@units.it">dsma@units.i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mailto:dirdeei@units.it">dirdeei@units.it</text:a></text:p>
          </table:table-cell>
          <table:table-cell/>
          <table:table-cell office:value-type="string">
            <text:p>Università degli Studi di TRIESTE</text:p>
          </table:table-cell>
          <table:table-cell office:value-type="string">
            <text:p>Dipartimento di Elettrotecnica, Elettronica ed Informatica</text:p>
          </table:table-cell>
        </table:table-row>
        <table:table-row table:style-name="ro3">
          <table:table-cell office:value-type="string">
            <text:p>marcom@unive.it </text:p>
          </table:table-cell>
          <table:table-cell office:value-type="string">
            <text:p>Antonio Marcomini</text:p>
          </table:table-cell>
          <table:table-cell office:value-type="string">
            <text:p>Università "Cà Foscari" di VENEZIA</text:p>
          </table:table-cell>
          <table:table-cell office:value-type="string">
            <text:p>Dipartimento di INFORMATICA</text:p>
          </table:table-cell>
        </table:table-row>
        <table:table-row table:style-name="ro3">
          <table:table-cell office:value-type="string">
            <text:p><text:a xlink:href="mailto:dir.dais@unive.it">dir.dais@unive.i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mailto:Franco.fummi@univr.it">Franco.fummi@univr.it</text:a></text:p>
          </table:table-cell>
          <table:table-cell office:value-type="string">
            <text:p>Franco Fummi</text:p>
          </table:table-cell>
          <table:table-cell office:value-type="string">
            <text:p>Università degli Studi di VERONA</text:p>
          </table:table-cell>
          <table:table-cell office:value-type="string">
            <text:p>Dipartimento di INFORMATICA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15/03/2017</text:date>, <text:time>19.01.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02T17:06:25</meta:creation-date>
    <dc:date>2017-03-15T19:01:39.56</dc:date>
    <meta:editing-duration>PT2H43M46S</meta:editing-duration>
    <meta:editing-cycles>3</meta:editing-cycles>
    <meta:generator>OpenOffice/4.1.2$Win32 OpenOffice.org_project/412m3$Build-9782</meta:generator>
    <dc:creator>Vadim Malvone</dc:creator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